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7aee" officeooo:paragraph-rsid="001e7aee"/>
    </style:style>
    <style:style style:name="P2" style:family="paragraph" style:parent-style-name="Standard">
      <style:text-properties officeooo:paragraph-rsid="001e7aee"/>
    </style:style>
    <style:style style:name="P3" style:family="paragraph" style:parent-style-name="Standard">
      <style:text-properties fo:font-size="10pt" officeooo:paragraph-rsid="001e7aee" style:font-size-asian="10pt" style:font-size-complex="10pt"/>
    </style:style>
    <style:style style:name="P4" style:family="paragraph" style:parent-style-name="Standard" style:list-style-name="L3">
      <style:text-properties fo:font-size="10pt" officeooo:paragraph-rsid="001e7aee" style:font-size-asian="10pt" style:font-size-complex="10pt"/>
    </style:style>
    <style:style style:name="P5" style:family="paragraph" style:parent-style-name="Standard" style:list-style-name="L4">
      <style:text-properties fo:font-size="10pt" officeooo:paragraph-rsid="001e7aee" style:font-size-asian="10pt" style:font-size-complex="10pt"/>
    </style:style>
    <style:style style:name="P6" style:family="paragraph" style:parent-style-name="Standard">
      <style:text-properties fo:font-size="10pt" officeooo:rsid="001e7aee" officeooo:paragraph-rsid="001e7aee" style:font-size-asian="10pt" style:font-size-complex="10pt"/>
    </style:style>
    <style:style style:name="P7" style:family="paragraph" style:parent-style-name="Standard" style:list-style-name="L3">
      <style:text-properties fo:font-size="10pt" fo:font-weight="bold" officeooo:paragraph-rsid="001e7aee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style="normal" fo:font-weight="bold" officeooo:rsid="001e7aee" officeooo:paragraph-rsid="001e7aee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 style:list-style-name="L5">
      <style:text-properties fo:font-size="10pt" fo:font-style="normal" fo:font-weight="bold" officeooo:rsid="001e7aee" officeooo:paragraph-rsid="001e7aee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 style:list-style-name="L3">
      <style:text-properties fo:font-weight="bold" officeooo:paragraph-rsid="001e7aee" style:font-weight-asian="bold" style:font-weight-complex="bold"/>
    </style:style>
    <style:style style:name="P11" style:family="paragraph" style:parent-style-name="Standard">
      <style:text-properties fo:font-size="16pt" officeooo:rsid="001e7aee" officeooo:paragraph-rsid="001e7aee" style:font-size-asian="16pt" style:font-size-complex="16pt"/>
    </style:style>
    <style:style style:name="P12" style:family="paragraph" style:parent-style-name="Standard">
      <style:text-properties fo:font-size="12pt" fo:font-style="normal" officeooo:rsid="001e7aee" officeooo:paragraph-rsid="001e7aee" style:font-size-asian="12pt" style:font-style-asian="normal" style:font-size-complex="12pt" style:font-style-complex="normal"/>
    </style:style>
    <style:style style:name="P13" style:family="paragraph" style:parent-style-name="Standard">
      <style:text-properties fo:font-size="12pt" fo:font-style="normal" fo:font-weight="normal" officeooo:rsid="001e7aee" officeooo:paragraph-rsid="001e7aee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officeooo:rsid="001f7880" officeooo:paragraph-rsid="001f7880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25545" officeooo:paragraph-rsid="00225545" style:font-size-asian="12pt" style:font-weight-asian="normal" style:font-size-complex="12pt" style:font-weight-complex="normal"/>
    </style:style>
    <style:style style:name="P16" style:family="paragraph" style:parent-style-name="Standard" style:list-style-name="L6">
      <style:text-properties officeooo:paragraph-rsid="001e7aee"/>
    </style:style>
    <style:style style:name="P17" style:family="paragraph" style:parent-style-name="Standard">
      <style:text-properties officeooo:rsid="001f7880" officeooo:paragraph-rsid="001f7880"/>
    </style:style>
    <style:style style:name="P18" style:family="paragraph" style:parent-style-name="Standard" style:list-style-name="L7">
      <style:text-properties officeooo:rsid="001f7880" officeooo:paragraph-rsid="001f7880"/>
    </style:style>
    <style:style style:name="P19" style:family="paragraph" style:parent-style-name="Standard" style:list-style-name="L8">
      <style:text-properties officeooo:rsid="001f7880" officeooo:paragraph-rsid="001f7880"/>
    </style:style>
    <style:style style:name="P20" style:family="paragraph" style:parent-style-name="Standard" style:list-style-name="L9">
      <style:text-properties officeooo:rsid="001f7880" officeooo:paragraph-rsid="001f7880"/>
    </style:style>
    <style:style style:name="P21" style:family="paragraph" style:parent-style-name="Standard" style:list-style-name="L10">
      <style:text-properties officeooo:rsid="001f7880" officeooo:paragraph-rsid="001f7880"/>
    </style:style>
    <style:style style:name="P22" style:family="paragraph" style:parent-style-name="Standard">
      <style:text-properties fo:font-weight="normal" officeooo:rsid="001f7880" officeooo:paragraph-rsid="001f7880" style:font-weight-asian="normal" style:font-weight-complex="normal"/>
    </style:style>
    <style:style style:name="P23" style:family="paragraph" style:parent-style-name="Standard">
      <style:text-properties officeooo:paragraph-rsid="001f7880"/>
    </style:style>
    <style:style style:name="P24" style:family="paragraph" style:parent-style-name="Standard">
      <style:text-properties officeooo:rsid="00225545" officeooo:paragraph-rsid="00225545"/>
    </style:style>
    <style:style style:name="P25" style:family="paragraph" style:parent-style-name="Standard" style:list-style-name="L11">
      <style:text-properties officeooo:paragraph-rsid="00225545"/>
    </style:style>
    <style:style style:name="T1" style:family="text">
      <style:text-properties officeooo:rsid="001e7ae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size="10pt" fo:font-style="normal" fo:font-weight="bold" officeooo:rsid="001e7aee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size="10pt" fo:font-style="normal" fo:font-weight="bold" officeooo:rsid="002239f4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size="10pt" fo:font-style="normal" fo:font-weight="bold" officeooo:rsid="00225545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font-size="10pt" fo:font-style="normal" style:font-size-asian="10pt" style:font-style-asian="normal" style:font-size-complex="10pt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f7880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e7aee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ize="12pt" fo:font-style="normal" fo:font-weight="normal" officeooo:rsid="001e7aee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fo:font-weight="normal" officeooo:rsid="001f7880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74in" fo:text-indent="-0.25in" fo:margin-left="0.53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mmands for Openspiel</text:p>
      <text:p text:style-name="P1"/>
      <text:p text:style-name="P1"/>
      <text:p text:style-name="P2"><text:span text:style-name="T1">To compile the C++ games and algorithms:</text:span></text:p>
      <text:p text:style-name="P1"><text:tab/></text:p>
      <text:list xml:id="list2484825009" text:style-name="L3">
        <text:list-item>
          <text:p text:style-name="P10"><text:span text:style-name="T2">cd build</text:span></text:p>
        </text:list-item>
      </text:list>
      <text:p text:style-name="P2"><text:span text:style-name="T2"/></text:p>
      <text:list xml:id="list64654698816803" text:continue-numbering="true" text:style-name="L3">
        <text:list-item>
          <text:p text:style-name="P7">CXX=clang++</text:p>
        </text:list-item>
      </text:list>
      <text:p text:style-name="P3"/>
      <text:list xml:id="list64655443285531" text:continue-numbering="true" text:style-name="L3">
        <text:list-item>
          <text:p text:style-name="P7">cmake -DPython_TARGET_VERSION=3.6 -DCMAKE_CXX_COMPILER=clang++ ../open_spiel</text:p>
        </text:list-item>
      </text:list>
      <text:p text:style-name="P3"/>
      <text:list xml:id="list64654580840768" text:continue-numbering="true" text:style-name="L3">
        <text:list-item>
          <text:p text:style-name="P4"><text:span text:style-name="T8">make -j12 </text:span><text:tab/><text:tab/><text:tab/><text:tab/><text:span text:style-name="T9"># The 12 here is the number of parallel processes used to build</text:span></text:p>
        </text:list-item>
      </text:list>
      <text:p text:style-name="P3"><text:s/></text:p>
      <text:list xml:id="list4143761604" text:style-name="L4">
        <text:list-item>
          <text:p text:style-name="P5"><text:span text:style-name="T8">ctest -j12 </text:span><text:tab/><text:tab/><text:tab/><text:tab/>#<text:span text:style-name="T9"> Run the tests to verify that the installation succeeded</text:span></text:p>
        </text:list-item>
      </text:list>
      <text:p text:style-name="P3"><text:span text:style-name="T9"/></text:p>
      <text:p text:style-name="P3"><text:span text:style-name="T9"/></text:p>
      <text:p text:style-name="P12">To test run a game:</text:p>
      <text:p text:style-name="P6"><text:span text:style-name="T9"/></text:p>
      <text:list xml:id="list3867887063" text:style-name="L5">
        <text:list-item>
          <text:p text:style-name="P9">examples/example –game=<text:span text:style-name="T10">nim</text:span></text:p>
        </text:list-item>
      </text:list>
      <text:p text:style-name="P8"><text:span text:style-name="T9"/></text:p>
      <text:p text:style-name="P13"/>
      <text:p text:style-name="P13">To get a list of all the game available:</text:p>
      <text:p text:style-name="P13"/>
      <text:list xml:id="list581493707" text:style-name="L6">
        <text:list-item>
          <text:p text:style-name="P16"><text:span text:style-name="T4">examples/example</text:span></text:p>
        </text:list-item>
      </text:list>
      <text:p text:style-name="P23"><text:span text:style-name="T4"/></text:p>
      <text:p text:style-name="P23"><text:span text:style-name="T14"/></text:p>
      <text:p text:style-name="P23"><text:span text:style-name="T14">T</text:span><text:span text:style-name="T15">o run a game using MCTS and human:</text:span></text:p>
      <text:p text:style-name="P17"><text:span text:style-name="T3"/></text:p>
      <text:list xml:id="list2474614877" text:style-name="L7">
        <text:list-item>
          <text:p text:style-name="P18"><text:span text:style-name="T3">python3 open_spiel/python/examples/mcts.py --game=nim --player1=mcts --player2=human </text:span></text:p>
        </text:list-item>
      </text:list>
      <text:p text:style-name="P17"><text:span text:style-name="T3"/></text:p>
      <text:p text:style-name="P14"><text:span text:style-name="T11"/></text:p>
      <text:p text:style-name="P14"><text:span text:style-name="T11">To run a game between Alpha Zero and human:</text:span></text:p>
      <text:p text:style-name="P17"><text:span text:style-name="T3"/></text:p>
      <text:list xml:id="list2265385041" text:style-name="L8">
        <text:list-item>
          <text:p text:style-name="P19"><text:span text:style-name="T3">python3 open_spiel/python/examples/mcts.py --game=nim --player1=</text:span><text:span text:style-name="T5">az</text:span><text:span text:style-name="T3"> --player2=</text:span><text:span text:style-name="T5">human</text:span><text:span text:style-name="T3"> --az_path=open_spiel/python/examples/checkpoint/checkpoint-25</text:span></text:p>
        </text:list-item>
      </text:list>
      <text:p text:style-name="P2"><text:span text:style-name="T4"/></text:p>
      <text:p text:style-name="P23"><text:span text:style-name="T14"/></text:p>
      <text:p text:style-name="P23"><text:span text:style-name="T14">T</text:span><text:span text:style-name="T15">o save checkpoints for alpha zero algorithm:</text:span></text:p>
      <text:p text:style-name="P17"><text:span text:style-name="T3"/></text:p>
      <text:list xml:id="list1295872125" text:style-name="L9">
        <text:list-item>
          <text:p text:style-name="P20"><text:span text:style-name="T3">python3 open_spiel/python/examples/nim_alpha_zero.py –path=open_spiel/python/examples/checkpoint/</text:span></text:p>
        </text:list-item>
      </text:list>
      <text:p text:style-name="P17"><text:span text:style-name="T3"/></text:p>
      <text:p text:style-name="P22"><text:span text:style-name="T7"/></text:p>
      <text:p text:style-name="P14"><text:span text:style-name="T11">To perform analysis of the trained Alpha Zero algorithm:</text:span></text:p>
      <text:p text:style-name="P17"><text:span text:style-name="T3"/></text:p>
      <text:list xml:id="list2562574935" text:style-name="L10">
        <text:list-item>
          <text:p text:style-name="P21"><text:span text:style-name="T3">python3 open_spiel/python/algorithms/alpha_zero/analysis.py –path=open_spiel/python/examples/checkpoint/</text:span></text:p>
        </text:list-item>
      </text:list>
      <text:p text:style-name="P17"><text:span text:style-name="T3"/></text:p>
      <text:p text:style-name="P15"><text:span text:style-name="T11"/></text:p>
      <text:p text:style-name="P15"><text:span text:style-name="T11">Testing a game with Alpha Zero model:</text:span></text:p>
      <text:p text:style-name="P24"><text:span text:style-name="T3"/></text:p>
      <text:list xml:id="list1827535068" text:style-name="L11">
        <text:list-item>
          <text:p text:style-name="P25"><text:span text:style-name="T6">python3 open_spiel/python/algorithms/alpha_zero/model_test.p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06:13:58.308268059</meta:creation-date>
    <dc:date>2020-05-27T06:46:53.946996583</dc:date>
    <meta:editing-duration>PT22M2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139" meta:character-count="1128" meta:non-whitespace-character-count="1018"/>
  </office:meta>
</office:document-meta>
</file>